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Times New Roman" svg:font-family="'Times New Roman', 'Times New Roman_EmbeddedFont', 'Times New Roman_MSFontService', 'Times New Roman_MSFontService', Aptos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853" officeooo:paragraph-rsid="001f7853"/>
    </style:style>
    <style:style style:name="P2" style:family="paragraph" style:parent-style-name="Standard">
      <style:text-properties officeooo:rsid="001f7853" officeooo:paragraph-rsid="001f7853"/>
    </style:style>
    <style:style style:name="P3" style:family="paragraph" style:parent-style-name="Standard">
      <style:text-properties officeooo:rsid="00207044" officeooo:paragraph-rsid="00207044"/>
    </style:style>
    <style:style style:name="P4" style:family="paragraph" style:parent-style-name="Standard">
      <style:paragraph-properties style:line-height-at-least="0.503cm"/>
      <style:text-properties fo:color="#c5c8c6" style:font-name="Droid Sans Mono" fo:font-size="10.5pt" fo:font-weight="normal" fo:background-color="#1e1e1e"/>
    </style:style>
    <style:style style:name="P5" style:family="paragraph" style:parent-style-name="Standard">
      <style:text-properties fo:color="#c5c8c6" style:font-name="Droid Sans Mono" fo:font-size="10.5pt" fo:font-weight="normal" officeooo:paragraph-rsid="00207044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style:font-name="TiMES NEW ROMAN" officeooo:rsid="00207044"/>
    </style:style>
    <style:style style:name="P8" style:family="paragraph" style:parent-style-name="Text_20_body">
      <style:text-properties officeooo:paragraph-rsid="00207044"/>
    </style:style>
    <style:style style:name="P9" style:family="paragraph" style:parent-style-name="Text_20_body">
      <style:text-properties style:font-name="TiMES NEW ROMAN" officeooo:rsid="00207044" officeooo:paragraph-rsid="00207044"/>
    </style:style>
    <style:style style:name="T1" style:family="text">
      <style:text-properties fo:color="#000000" style:text-line-through-style="none" style:text-line-through-type="none" style:font-name="Times New Roman" fo:font-size="20pt" fo:letter-spacing="normal" style:text-underline-style="none" style:text-blinking="false" loext:padding="0cm" loext:border="none"/>
    </style:style>
    <style:style style:name="T2" style:family="text">
      <style:text-properties fo:color="#000000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3" style:family="text">
      <style:text-properties fo:color="#000000" style:text-line-through-style="none" style:text-line-through-type="none" style:font-name="Times New Roman" fo:font-size="13pt" fo:letter-spacing="normal" style:text-underline-style="none" style:text-blinking="false" style:font-size-asian="13pt" style:font-size-complex="13pt" loext:padding="0cm" loext:border="none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pt" fo:letter-spacing="normal" fo:language="en" fo:country="US" fo:font-style="normal" style:text-underline-style="none" fo:font-weight="normal" officeooo:rsid="00207044" style:text-blinking="false" style:font-size-asian="13pt" style:font-size-complex="13pt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.25pt" fo:letter-spacing="normal" fo:language="en" fo:country="US" fo:font-style="normal" style:text-underline-style="none" fo:font-weight="normal" officeooo:rsid="00207044" style:text-blinking="false" style:font-size-asian="13pt" style:font-size-complex="13pt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.25pt" fo:letter-spacing="normal" fo:language="en" fo:country="US" fo:font-style="normal" style:text-underline-style="none" fo:font-weight="normal" style:text-blinking="false" style:font-size-asian="13pt" style:font-size-complex="13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fo:font-size="14.25pt" fo:letter-spacing="normal" fo:language="en" fo:country="US" fo:font-style="normal" style:text-underline-style="none" fo:font-weight="normal" style:text-blinking="false" style:font-size-asian="13pt" style:font-size-complex="13pt" loext:padding="0cm" loext:border="none"/>
    </style:style>
    <style:style style:name="T9" style:family="text">
      <style:text-properties fo:font-variant="normal" fo:text-transform="none" style:font-name="Arial" fo:font-size="14.25pt" fo:language="en" fo:country="US" fo:font-style="normal" fo:font-weight="normal" officeooo:rsid="00207044"/>
    </style:style>
    <style:style style:name="T10" style:family="text">
      <style:text-properties fo:font-variant="normal" fo:text-transform="none" fo:color="#9872a2" style:text-line-through-style="none" style:text-line-through-type="none" fo:font-size="14.25pt" fo:letter-spacing="normal" fo:language="en" fo:country="US" fo:font-style="normal" style:text-underline-style="none" style:text-blinking="false" style:font-size-asian="13pt" style:font-size-complex="13pt" loext:padding="0cm" loext:border="none"/>
    </style:style>
    <style:style style:name="T11" style:family="text">
      <style:text-properties fo:font-variant="normal" fo:text-transform="none" style:text-line-through-style="none" style:text-line-through-type="none" fo:font-size="14.25pt" fo:letter-spacing="normal" fo:language="en" fo:country="US" fo:font-style="normal" style:text-underline-style="none" style:text-blinking="false" style:font-size-asian="13pt" style:font-size-complex="13pt" loext:padding="0cm" loext:border="none"/>
    </style:style>
    <style:style style:name="T12" style:family="text">
      <style:text-properties fo:font-variant="normal" fo:text-transform="none" fo:color="#9b0000" style:text-line-through-style="none" style:text-line-through-type="none" fo:font-size="14.25pt" fo:letter-spacing="normal" fo:language="en" fo:country="US" fo:font-style="normal" style:text-underline-style="none" style:text-blinking="false" style:font-size-asian="13pt" style:font-size-complex="13pt" loext:padding="0cm" loext:border="none"/>
    </style:style>
    <style:style style:name="T13" style:family="text">
      <style:text-properties fo:color="#9872a2"/>
    </style:style>
    <style:style style:name="T14" style:family="text">
      <style:text-properties fo:color="#9872a2" style:font-name="Droid Sans Mono" fo:font-size="10.5pt" fo:font-weight="normal" fo:background-color="#1e1e1e" loext:char-shading-value="0"/>
    </style:style>
    <style:style style:name="T15" style:family="text">
      <style:text-properties fo:color="#9b0000"/>
    </style:style>
    <style:style style:name="T16" style:family="text">
      <style:text-properties fo:color="#ce6700"/>
    </style:style>
    <style:style style:name="T17" style:family="text">
      <style:text-properties fo:color="#6089b4"/>
    </style:style>
    <style:style style:name="T18" style:family="text">
      <style:text-properties fo:color="#676867"/>
    </style:style>
    <style:style style:name="T19" style:family="text">
      <style:text-properties fo:color="#9aa83a"/>
    </style:style>
    <style:style style:name="T20" style:family="text">
      <style:text-properties fo:color="#c7444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1"/>
      <text:p text:style-name="P1">Create a simple Java application that simulates a basic calculator. The calculator should be able </text:p>
      <text:p text:style-name="P1">to perform addition, subtraction, multiplication, and division operations based on user input. </text:p>
      <text:p text:style-name="P1"/>
      <text:p text:style-name="P1"/>
      <text:p text:style-name="P1"/>
      <text:p text:style-name="P1"/>
      <text:p text:style-name="P1">SOURCE CODE :</text:p>
      <text:p text:style-name="P1"/>
      <text:p text:style-name="P1">import java.util.Scanner;</text:p>
      <text:p text:style-name="P1"/>
      <text:p text:style-name="P1">public class calculator {</text:p>
      <text:p text:style-name="P1"/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System.out.println("Choose an operation:");</text:p>
      <text:p text:style-name="P1"><text:s text:c="8"/>System.out.println("1. Addition");</text:p>
      <text:p text:style-name="P1"><text:s text:c="8"/>System.out.println("2. Subtraction");</text:p>
      <text:p text:style-name="P1"><text:s text:c="8"/>System.out.println("3. Multiplication");</text:p>
      <text:p text:style-name="P1"><text:s text:c="8"/>System.out.println("4. Division");</text:p>
      <text:p text:style-name="P1"><text:s text:c="8"/>System.out.println("5. Exit");</text:p>
      <text:p text:style-name="P1"/>
      <text:p text:style-name="P1"><text:s text:c="8"/>while(true){</text:p>
      <text:p text:style-name="P1"/>
      <text:p text:style-name="P1"><text:s text:c="12"/>System.out.print("Enter choice : ");</text:p>
      <text:p text:style-name="P1"><text:s text:c="12"/>int choice = scanner.nextInt();</text:p>
      <text:p text:style-name="P1"/>
      <text:p text:style-name="P1"><text:s text:c="12"/>if (choice == 5) {</text:p>
      <text:p text:style-name="P1"><text:s text:c="16"/>System.out.println("Exit..");</text:p>
      <text:p text:style-name="P1"><text:s text:c="16"/>break;</text:p>
      <text:p text:style-name="P1"><text:s text:c="12"/>}</text:p>
      <text:p text:style-name="P1"><text:s text:c="12"/></text:p>
      <text:p text:style-name="P1"><text:s text:c="12"/>System.out.print("Enter first number: ");</text:p>
      <text:p text:style-name="P1"><text:s text:c="12"/>double num1 = scanner.nextDouble();</text:p>
      <text:p text:style-name="P1"><text:s text:c="12"/>System.out.print("Enter second number: ");</text:p>
      <text:p text:style-name="P1"><text:s text:c="12"/>double num2 = scanner.nextDouble();</text:p>
      <text:p text:style-name="P1"/>
      <text:p text:style-name="P1"><text:s text:c="12"/></text:p>
      <text:p text:style-name="P1"/>
      <text:p text:style-name="P1"><text:s text:c="12"/>double result;</text:p>
      <text:p text:style-name="P1"><text:s text:c="12"/>switch (choice) {</text:p>
      <text:p text:style-name="P1"><text:s text:c="16"/>case 1:</text:p>
      <text:p text:style-name="P1"><text:s text:c="20"/>result = num1 + num2;</text:p>
      <text:p text:style-name="P1"><text:s text:c="20"/>System.out.println("Result: " + result);</text:p>
      <text:p text:style-name="P1"><text:s text:c="20"/>break;</text:p>
      <text:p text:style-name="P1"><text:s text:c="16"/>case 2:</text:p>
      <text:p text:style-name="P1"><text:s text:c="20"/>result = num1 - num2;</text:p>
      <text:p text:style-name="P1"><text:s text:c="20"/>System.out.println("Result: " + result);</text:p>
      <text:p text:style-name="P1"><text:s text:c="20"/>break;</text:p>
      <text:p text:style-name="P1"><text:s text:c="16"/>case 3:</text:p>
      <text:p text:style-name="P1"><text:soft-page-break/><text:s text:c="20"/>result = num1 * num2;</text:p>
      <text:p text:style-name="P1"><text:s text:c="20"/>System.out.println("Result: " + result);</text:p>
      <text:p text:style-name="P1"><text:s text:c="20"/>break;</text:p>
      <text:p text:style-name="P1"><text:s text:c="16"/>case 4:</text:p>
      <text:p text:style-name="P1"><text:s text:c="20"/>if (num2 != 0) {</text:p>
      <text:p text:style-name="P1"><text:s text:c="24"/>result = num1 / num2;</text:p>
      <text:p text:style-name="P1"><text:s text:c="24"/>System.out.println("Result: " + result);</text:p>
      <text:p text:style-name="P1"><text:s text:c="20"/>} else {</text:p>
      <text:p text:style-name="P1"><text:s text:c="24"/>System.out.println("Error: Division by zero is not allowed.");</text:p>
      <text:p text:style-name="P1"><text:s text:c="20"/>}</text:p>
      <text:p text:style-name="P1"><text:s text:c="20"/>break;</text:p>
      <text:p text:style-name="P1"><text:s text:c="16"/>default:</text:p>
      <text:p text:style-name="P1"><text:s text:c="20"/>System.out.println("Invalid choice. Please choose a number between 1 and 5.");</text:p>
      <text:p text:style-name="P1"><text:s text:c="12"/>}</text:p>
      <text:p text:style-name="P1"/>
      <text:p text:style-name="P1"/>
      <text:p text:style-name="P1"><text:s text:c="8"/>}</text:p>
      <text:p text:style-name="P1"><text:s text:c="8"/>scanner.close(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 :</text:p>
      <text:p text:style-name="P1"/>
      <text:p text:style-name="P1">Create a Java program that calculates the grade based on marks entered by the user.</text:p>
      <text:p text:style-name="P1"/>
      <text:p text:style-name="P1"/>
      <text:p text:style-name="P1"/>
      <text:p text:style-name="P1">SOURCE CODE :</text:p>
      <text:p text:style-name="P1"/>
      <text:p text:style-name="P1">import java.util.Scanner;</text:p>
      <text:p text:style-name="P1"/>
      <text:p text:style-name="P1">public class grades {</text:p>
      <text:p text:style-name="P1"><text:s text:c="4"/>public static void main(String[] args) {</text:p>
      <text:p text:style-name="P1"><text:s text:c="8"/>Scanner sc = new Scanner(System.in);</text:p>
      <text:p text:style-name="P1"><text:s text:c="8"/>boolean grade = true;</text:p>
      <text:p text:style-name="P1"><text:s text:c="8"/>while (grade) {</text:p>
      <text:p text:style-name="P1"><text:s text:c="12"/>System.out.println("Enter the Marks : ");</text:p>
      <text:p text:style-name="P1"><text:s text:c="12"/>int marks = sc.nextInt();</text:p>
      <text:p text:style-name="P1"><text:s text:c="12"/>sc.nextLine(); // Consume the newline character</text:p>
      <text:p text:style-name="P1"/>
      <text:p text:style-name="P1"><text:s text:c="12"/>if (marks &gt;= 90) {</text:p>
      <text:p text:style-name="P1"><text:s text:c="16"/>System.out.println("The student is graded A");</text:p>
      <text:p text:style-name="P1"><text:s text:c="12"/>} else if (marks &gt;= 80) {</text:p>
      <text:p text:style-name="P1"><text:s text:c="16"/>System.out.println("The student is graded B");</text:p>
      <text:p text:style-name="P1"><text:s text:c="12"/>} else if (marks &gt;= 70) {</text:p>
      <text:p text:style-name="P1"><text:s text:c="16"/>System.out.println("The student is graded C");</text:p>
      <text:p text:style-name="P1"><text:s text:c="12"/>} else if (marks &gt;= 60) {</text:p>
      <text:p text:style-name="P1"><text:s text:c="16"/>System.out.println("The student is graded D");</text:p>
      <text:p text:style-name="P1"><text:s text:c="12"/>} else if(marks&gt;=50){</text:p>
      <text:p text:style-name="P1"><text:s text:c="16"/>System.out.println("The student is graded E");</text:p>
      <text:p text:style-name="P1"><text:s text:c="12"/>} else {</text:p>
      <text:p text:style-name="P1"><text:s text:c="16"/>System.out.println("The student has Failed");</text:p>
      <text:p text:style-name="P1"><text:s text:c="12"/>}</text:p>
      <text:p text:style-name="P1"/>
      <text:p text:style-name="P1"><text:s text:c="12"/>System.out.println("Do you want to check more grades? (y/n) : ");</text:p>
      <text:p text:style-name="P1"><text:s text:c="12"/>String res = sc.nextLine().toLowerCase();</text:p>
      <text:p text:style-name="P1"><text:s text:c="12"/>if (!res.equals("y")) {</text:p>
      <text:p text:style-name="P1"><text:s text:c="16"/>grade = false;</text:p>
      <text:p text:style-name="P1"><text:s text:c="12"/>}</text:p>
      <text:p text:style-name="P1"><text:s text:c="8"/>}</text:p>
      <text:p text:style-name="P1"><text:s text:c="8"/>System.out.println("Exit...");</text:p>
      <text:p text:style-name="P1"><text:s text:c="8"/>sc.close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UESTION 3 :</text:p>
      <text:p text:style-name="P3"/>
      <text:p text:style-name="P8"><text:span text:style-name="T5">Write a Java program that demonstrates various OOP concepts including class design, inheritance, abstraction, polymorphism, encapsulation, method overriding, and method overloading.</text:span></text:p>
      <text:p text:style-name="P8"><text:span text:style-name="T6"/></text:p>
      <text:p text:style-name="P8"><text:span text:style-name="T6"/></text:p>
      <text:p text:style-name="P9"><text:span text:style-name="T8">SOURCE CODE :</text:span></text:p>
      <text:p text:style-name="P9"><text:span text:style-name="T8"/></text:p>
      <text:p text:style-name="P5"><text:span text:style-name="T11"/></text:p>
      <text:p text:style-name="P7"><text:span text:style-name="T8">public class abc{</text:span></text:p>
      <text:p text:style-name="P7"><text:span text:style-name="T8"><text:s text:c="4"/>public static void main(String[] args){</text:span></text:p>
      <text:p text:style-name="P7"><text:span text:style-name="T8"><text:s text:c="8"/>Shapes triangle = new Triangle();</text:span></text:p>
      <text:p text:style-name="P7"><text:span text:style-name="T8"><text:s text:c="8"/>Shapes square = new Square();</text:span></text:p>
      <text:p text:style-name="P7"><text:span text:style-name="T8"/></text:p>
      <text:p text:style-name="P7"><text:span text:style-name="T8"><text:s text:c="8"/>triangle.area();</text:span></text:p>
      <text:p text:style-name="P7"><text:span text:style-name="T8"><text:s text:c="8"/>square.area();</text:span></text:p>
      <text:p text:style-name="P7"><text:span text:style-name="T8"/></text:p>
      <text:p text:style-name="P7"><text:span text:style-name="T8"><text:s text:c="8"/>System.out.println("Triangle has " + triangle.getnumberofsides() + " sides.");</text:span></text:p>
      <text:p text:style-name="P7"><text:span text:style-name="T8"><text:s text:c="8"/>System.out.println("Square has " + square.getnumberofsides() + " sides.");</text:span></text:p>
      <text:p text:style-name="P7"><text:span text:style-name="T8"/></text:p>
      <text:p text:style-name="P7"><text:span text:style-name="T8"><text:s text:c="8"/>((Triangle) triangle).color();</text:span></text:p>
      <text:p text:style-name="P7"><text:span text:style-name="T8"><text:s text:c="8"/>((Triangle) triangle).color("black");</text:span></text:p>
      <text:p text:style-name="P7"><text:span text:style-name="T8"><text:s text:c="4"/>}</text:span></text:p>
      <text:p text:style-name="P7"><text:span text:style-name="T8">}</text:span></text:p>
      <text:p text:style-name="P7"><text:span text:style-name="T8"/></text:p>
      <text:p text:style-name="P7"><text:span text:style-name="T8">class Triangle extends Shapes{</text:span></text:p>
      <text:p text:style-name="P7"><text:span text:style-name="T8"><text:s text:c="4"/></text:span></text:p>
      <text:p text:style-name="P7"><text:span text:style-name="T8"><text:s text:c="4"/>public Triangle(){</text:span></text:p>
      <text:p text:style-name="P7"><text:span text:style-name="T8"><text:s text:c="8"/>setnumberofsides(3)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void area(){</text:span></text:p>
      <text:p text:style-name="P7"><text:span text:style-name="T8"><text:s text:c="8"/>System.out.println("The Area of a Triangle is half of its Base x Height.")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void color(){</text:span></text:p>
      <text:p text:style-name="P7"><text:span text:style-name="T8"><text:s text:c="8"/>System.out.println("Triangles may have different colors.")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void color(String c){</text:span></text:p>
      <text:p text:style-name="P7"><text:soft-page-break/><text:span text:style-name="T8"><text:s text:c="8"/>System.out.println("This Triangle is " + c + " in color.");</text:span></text:p>
      <text:p text:style-name="P7"><text:span text:style-name="T8"><text:s text:c="4"/>}</text:span></text:p>
      <text:p text:style-name="P7"><text:span text:style-name="T8"/></text:p>
      <text:p text:style-name="P7"><text:span text:style-name="T8">}</text:span></text:p>
      <text:p text:style-name="P7"><text:span text:style-name="T8"/></text:p>
      <text:p text:style-name="P7"><text:span text:style-name="T8">class Square extends Shapes{</text:span></text:p>
      <text:p text:style-name="P7"><text:span text:style-name="T8"/></text:p>
      <text:p text:style-name="P7"><text:span text:style-name="T8"><text:s text:c="4"/>public Square(){</text:span></text:p>
      <text:p text:style-name="P7"><text:span text:style-name="T8"><text:s text:c="8"/>setnumberofsides(4)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void area(){</text:span></text:p>
      <text:p text:style-name="P7"><text:span text:style-name="T8"><text:s text:c="8"/>System.out.println("The Area of a Square is 4 x length of its side.");</text:span></text:p>
      <text:p text:style-name="P7"><text:span text:style-name="T8"><text:s text:c="4"/>}</text:span></text:p>
      <text:p text:style-name="P7"><text:span text:style-name="T8"/></text:p>
      <text:p text:style-name="P7"><text:span text:style-name="T8">}</text:span></text:p>
      <text:p text:style-name="P7"><text:span text:style-name="T8"/></text:p>
      <text:p text:style-name="P7"><text:span text:style-name="T8">abstract class Shapes{</text:span></text:p>
      <text:p text:style-name="P7"><text:span text:style-name="T8"/></text:p>
      <text:p text:style-name="P7"><text:span text:style-name="T8"><text:s text:c="4"/>private int numberofsides;</text:span></text:p>
      <text:p text:style-name="P7"><text:span text:style-name="T8"/></text:p>
      <text:p text:style-name="P7"><text:span text:style-name="T8"><text:s text:c="4"/>public int getnumberofsides(){</text:span></text:p>
      <text:p text:style-name="P7"><text:span text:style-name="T8"><text:s text:c="8"/>return numberofsides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void setnumberofsides(int numberofsides){</text:span></text:p>
      <text:p text:style-name="P7"><text:span text:style-name="T8"><text:s text:c="8"/>this.numberofsides = numberofsides;</text:span></text:p>
      <text:p text:style-name="P7"><text:span text:style-name="T8"><text:s text:c="4"/>}</text:span></text:p>
      <text:p text:style-name="P7"><text:span text:style-name="T8"/></text:p>
      <text:p text:style-name="P7"><text:span text:style-name="T8"><text:s text:c="4"/>public abstract void area();</text:span></text:p>
      <text:p text:style-name="P7"><text:span text:style-name="T8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Times New Roman" svg:font-family="'Times New Roman', 'Times New Roman_EmbeddedFont', 'Times New Roman_MSFontService', 'Times New Roman_MSFontService', Aptos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6T13:38:21.395488016</meta:creation-date>
    <dc:date>2024-07-18T17:44:31.027590014</dc:date>
    <meta:editing-duration>PT7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38" meta:word-count="495" meta:character-count="4869" meta:non-whitespace-character-count="3251"/>
  </office:meta>
</office:document-meta>
</file>